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Standard">
      <style:text-properties officeooo:rsid="000f729b" officeooo:paragraph-rsid="000f729b"/>
    </style:style>
    <style:style style:name="T1" style:family="text">
      <style:text-properties fo:font-variant="normal" fo:text-transform="none" fo:color="#d3cfc9" loext:opacity="100%" style:font-name="Roboto" fo:font-size="10.5pt" fo:letter-spacing="normal" fo:font-style="normal" fo:font-weight="normal"/>
    </style:style>
    <style:style style:name="T2" style:family="text">
      <style:text-properties fo:font-variant="normal" fo:text-transform="none" fo:color="#d3cfc9" loext:opacity="100%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ing DevOps Resoruces</text:p>
      <text:p text:style-name="P1"/>
      <text:p text:style-name="P1"/>
      <text:p text:style-name="P1">1) Linux :</text:p>
      <text:p text:style-name="P1">Basic Linux commands are necessary before jumping into shell scripting.</text:p>
      <text:p text:style-name="P1"/>
      <text:p text:style-name="P1">* https://lnkd.in/dBTsJbhz</text:p>
      <text:p text:style-name="P1">* https://lnkd.in/dHQTiHBB</text:p>
      <text:p text:style-name="P1">* https://lnkd.in/dA9pAmHa</text:p>
      <text:p text:style-name="P1"/>
      <text:p text:style-name="P1">2. Shell Scripting:</text:p>
      <text:p text:style-name="P1"/>
      <text:p text:style-name="P1">* https://lnkd.in/da_wHgQH</text:p>
      <text:p text:style-name="P1">* https://lnkd.in/d5CFPgga</text:p>
      <text:p text:style-name="P1"/>
      <text:p text:style-name="P1">3. Python: This will help you in automation</text:p>
      <text:p text:style-name="P1"/>
      <text:p text:style-name="P1">* https://lnkd.in/dFtNz_9D</text:p>
      <text:p text:style-name="P1">* https://lnkd.in/d6cRpFrY </text:p>
      <text:p text:style-name="P1">* https://lnkd.in/d-EhshQz</text:p>
      <text:p text:style-name="P1"/>
      <text:p text:style-name="P1">4. Networking </text:p>
      <text:p text:style-name="P1"/>
      <text:p text:style-name="P1">* https://lnkd.in/dqTx6jmN</text:p>
      <text:p text:style-name="P1">* https://lnkd.in/dRqCzbkn</text:p>
      <text:p text:style-name="P1"/>
      <text:p text:style-name="P1">5. Git &amp; Github</text:p>
      <text:p text:style-name="P1"/>
      <text:p text:style-name="P1">* https://lnkd.in/d9gw-9Ds</text:p>
      <text:p text:style-name="P1">* https://lnkd.in/dEp3KrTJ</text:p>
      <text:p text:style-name="P1"/>
      <text:p text:style-name="P1">6. YAML</text:p>
      <text:p text:style-name="P1">https://lnkd.in/duvmhd5X</text:p>
      <text:p text:style-name="P1">https://lnkd.in/dNqrXjmV</text:p>
      <text:p text:style-name="P1"/>
      <text:p text:style-name="P1">7. Containers — Docker:</text:p>
      <text:p text:style-name="P1"/>
      <text:p text:style-name="P1">* https://lnkd.in/dY2ZswMZ</text:p>
      <text:p text:style-name="P1">* https://lnkd.in/d_EySpbh</text:p>
      <text:p text:style-name="P1">* https://lnkd.in/dPddbJTf</text:p>
      <text:p text:style-name="P1"/>
      <text:p text:style-name="P1">8. Continuous Integration &amp; Continuous Deployment (CI/CD):</text:p>
      <text:p text:style-name="P1"/>
      <text:p text:style-name="P1">* https://lnkd.in/dMHv9T8U</text:p>
      <text:p text:style-name="P1"/>
      <text:p text:style-name="P1">9. Container Orchestration — Kubernetes:</text:p>
      <text:p text:style-name="P1">* https://lnkd.in/duGZwHYX</text:p>
      <text:p text:style-name="P1"/>
      <text:p text:style-name="P1">10. Monitoring:</text:p>
      <text:p text:style-name="P1"/>
      <text:p text:style-name="P1">* https://lnkd.in/dpXhmVqs</text:p>
      <text:p text:style-name="P1">* https://lnkd.in/dStQbpRX</text:p>
      <text:p text:style-name="P1"><text:soft-page-break/>* https://lnkd.in/de4H5QVz</text:p>
      <text:p text:style-name="P1">* https://lnkd.in/dEtTSsbB</text:p>
      <text:p text:style-name="P1"/>
      <text:p text:style-name="P1">11. Infrastructure Provisioning &amp; Configuration Management (IaC): Terraform, Ansible, Pulumi</text:p>
      <text:p text:style-name="P1"/>
      <text:p text:style-name="P1">* https://lnkd.in/dvpzNT5M</text:p>
      <text:p text:style-name="P1">* https://lnkd.in/dNugwtVW</text:p>
      <text:p text:style-name="P1">* https://lnkd.in/dn5m2NKQ</text:p>
      <text:p text:style-name="P1">* https://lnkd.in/dhknHJXp</text:p>
      <text:p text:style-name="P1">* https://lnkd.in/ddNxd8vU</text:p>
      <text:p text:style-name="P1"/>
      <text:p text:style-name="P1">12. <text:s/>CI/CD Tools: Jenkins, GitHub Actions, GitLab CI, Travis CI, AWS CodePipeline + AWS CodeBuild, Azure DevOps, etc</text:p>
      <text:p text:style-name="P1"/>
      <text:p text:style-name="P1">* https://lnkd.in/dTmSXNzv</text:p>
      <text:p text:style-name="P1">* https://lnkd.in/dAnxpVTe</text:p>
      <text:p text:style-name="P1">* https://lnkd.in/daMFG3Hq</text:p>
      <text:p text:style-name="P1">* https://lnkd.in/dqf-zzrx</text:p>
      <text:p text:style-name="P1">* https://lnkd.in/diWP7Tm7</text:p>
      <text:p text:style-name="P1">* https://lnkd.in/dYDCSiiC</text:p>
      <text:p text:style-name="P1"/>
      <text:p text:style-name="P1">13. AWS: </text:p>
      <text:p text:style-name="P1"/>
      <text:p text:style-name="P1">* https://lnkd.in/dmi-TMv9</text:p>
      <text:p text:style-name="P1">* https://lnkd.in/de3-dAB6</text:p>
      <text:p text:style-name="P1">* https://lnkd.in/dh2zXZAB</text:p>
      <text:p text:style-name="P1">* https://lnkd.in/dQMyCBWy</text:p>
      <text:p text:style-name="P1"/>
      <text:p text:style-name="P1"/>
      <text:p text:style-name="P1">14. Learn how to SSH</text:p>
      <text:p text:style-name="P1">SSH using mobaxterm: </text:p>
      <text:p text:style-name="P1"/>
      <text:p text:style-name="P1">* https://lnkd.in/gx-T_FU8</text:p>
      <text:p text:style-name="P1"/>
      <text:p text:style-name="P1">15. SSH using Putty :</text:p>
      <text:p text:style-name="P1"/>
      <text:p text:style-name="P1"><text:s/>* https://lnkd.in/gGgW7Ns9</text:p>
      <text:p text:style-name="P1"/>
      <text:p text:style-name="P1"/>
      <text:p text:style-name="P1">Best Websites to learn Devops:</text:p>
      <text:p text:style-name="P1">https://kodekloud.com</text:p>
      <text:p text:style-name="P1">https://acloudguru.com</text:p>
      <text:p text:style-name="P1">https://www.katacoda.com</text:p>
      <text:p text:style-name="P1"/>
      <text:p text:style-name="P1"/>
      <text:p text:style-name="P1"/>
      <text:p text:style-name="P1"><text:span text:style-name="T1">1) Linux : Basic Linux commands are necessary before jumping into shell scripting. * </text:span><text:a xlink:type="simple" xlink:href="https://lnkd.in/dBTsJbhz" office:target-frame-name="_blank" xlink:show="new" text:style-name="Internet_20_link" text:visited-style-name="Visited_20_Internet_20_Link">https://lnkd.in/dBTsJbhz</text:a><text:span text:style-name="T2"> </text:span><text:span text:style-name="T1">* </text:span><text:a xlink:type="simple" xlink:href="https://lnkd.in/dHQTiHBB" office:target-frame-name="_blank" xlink:show="new" text:style-name="Internet_20_link" text:visited-style-name="Visited_20_Internet_20_Link">https://lnkd.in/dHQTiHBB</text:a><text:span text:style-name="T2"> </text:span><text:span text:style-name="T1">* </text:span><text:a xlink:type="simple" xlink:href="https://lnkd.in/dA9pAmHa" office:target-frame-name="_blank" xlink:show="new" text:style-name="Internet_20_link" text:visited-style-name="Visited_20_Internet_20_Link">https://lnkd.in/dA9pAmHa</text:a><text:span text:style-name="T2"> </text:span><text:span text:style-name="T1">2. Shell Scripting: * </text:span><text:a xlink:type="simple" xlink:href="https://lnkd.in/da_wHgQH" office:target-frame-name="_blank" xlink:show="new" text:style-name="Internet_20_link" text:visited-style-name="Visited_20_Internet_20_Link">https://lnkd.in/da_wHgQH</text:a><text:span text:style-name="T2"> </text:span><text:span text:style-name="T1">* </text:span><text:a xlink:type="simple" xlink:href="https://lnkd.in/d5CFPgga" office:target-frame-name="_blank" xlink:show="new" text:style-name="Internet_20_link" text:visited-style-name="Visited_20_Internet_20_Link">https://lnkd.in/d5CFPgga</text:a><text:span text:style-name="T2"> </text:span><text:span text:style-name="T1">3. Python: This will help you in automation * </text:span><text:a xlink:type="simple" xlink:href="https://lnkd.in/dFtNz_9D" office:target-frame-name="_blank" xlink:show="new" text:style-name="Internet_20_link" text:visited-style-name="Visited_20_Internet_20_Link">https://lnkd.in/dFtNz_9D</text:a><text:span text:style-name="T2"> </text:span><text:span text:style-name="T1">* </text:span><text:a xlink:type="simple" xlink:href="https://lnkd.in/d6cRpFrY" office:target-frame-name="_blank" xlink:show="new" text:style-name="Internet_20_link" text:visited-style-name="Visited_20_Internet_20_Link">https://lnkd.in/d6cRpFrY</text:a><text:span text:style-name="T2"> </text:span><text:span text:style-name="T1">* </text:span><text:a xlink:type="simple" xlink:href="https://lnkd.in/d-EhshQz" office:target-frame-name="_blank" xlink:show="new" text:style-name="Internet_20_link" text:visited-style-name="Visited_20_Internet_20_Link">https://lnkd.in/d-EhshQz</text:a><text:span text:style-name="T2"> </text:span><text:span text:style-name="T1">4. Networking * </text:span><text:a xlink:type="simple" xlink:href="https://lnkd.in/dqTx6jmN" office:target-frame-name="_blank" xlink:show="new" text:style-name="Internet_20_link" text:visited-style-name="Visited_20_Internet_20_Link">https://lnkd.in/dqTx6jmN</text:a><text:span text:style-name="T2"> </text:span><text:span text:style-name="T1">* </text:span><text:a xlink:type="simple" xlink:href="https://lnkd.in/dRqCzbkn" office:target-frame-name="_blank" xlink:show="new" text:style-name="Internet_20_link" text:visited-style-name="Visited_20_Internet_20_Link">https://lnkd.in/dRqCzbkn</text:a><text:span text:style-name="T2"> </text:span><text:span text:style-name="T1">5. Git &amp; Github * </text:span><text:a xlink:type="simple" xlink:href="https://lnkd.in/d9gw-9Ds" office:target-frame-name="_blank" xlink:show="new" text:style-name="Internet_20_link" text:visited-style-name="Visited_20_Internet_20_Link">https://lnkd.in/d9gw-9Ds</text:a><text:span text:style-name="T2"> </text:span><text:span text:style-name="T1">* </text:span><text:a xlink:type="simple" xlink:href="https://lnkd.in/dEp3KrTJ" office:target-frame-name="_blank" xlink:show="new" text:style-name="Internet_20_link" text:visited-style-name="Visited_20_Internet_20_Link">https://lnkd.in/dEp3KrTJ</text:a><text:span text:style-name="T2"> </text:span><text:span text:style-name="T1">6. YAML </text:span><text:a xlink:type="simple" xlink:href="https://lnkd.in/duvmhd5X" office:target-frame-name="_blank" xlink:show="new" text:style-name="Internet_20_link" text:visited-style-name="Visited_20_Internet_20_Link">https://lnkd.in/duvmhd5X</text:a><text:span text:style-name="T2"> </text:span><text:a xlink:type="simple" xlink:href="https://lnkd.in/dNqrXjmV" office:target-frame-name="_blank" xlink:show="new" text:style-name="Internet_20_link" text:visited-style-name="Visited_20_Internet_20_Link">https://lnkd.in/dNqrXjmV</text:a><text:span text:style-name="T2"> </text:span><text:span text:style-name="T1">7. </text:span><text:soft-page-break/><text:span text:style-name="T1">Containers — Docker: * </text:span><text:a xlink:type="simple" xlink:href="https://lnkd.in/dY2ZswMZ" office:target-frame-name="_blank" xlink:show="new" text:style-name="Internet_20_link" text:visited-style-name="Visited_20_Internet_20_Link">https://lnkd.in/dY2ZswMZ</text:a><text:span text:style-name="T2"> </text:span><text:span text:style-name="T1">* </text:span><text:a xlink:type="simple" xlink:href="https://lnkd.in/d_EySpbh" office:target-frame-name="_blank" xlink:show="new" text:style-name="Internet_20_link" text:visited-style-name="Visited_20_Internet_20_Link">https://lnkd.in/d_EySpbh</text:a><text:span text:style-name="T2"> </text:span><text:span text:style-name="T1">* </text:span><text:a xlink:type="simple" xlink:href="https://lnkd.in/dPddbJTf" office:target-frame-name="_blank" xlink:show="new" text:style-name="Internet_20_link" text:visited-style-name="Visited_20_Internet_20_Link">https://lnkd.in/dPddbJTf</text:a><text:span text:style-name="T2"> </text:span><text:span text:style-name="T1">8. Continuous Integration &amp; Continuous Deployment (CI/CD): * </text:span><text:a xlink:type="simple" xlink:href="https://lnkd.in/dMHv9T8U" office:target-frame-name="_blank" xlink:show="new" text:style-name="Internet_20_link" text:visited-style-name="Visited_20_Internet_20_Link">https://lnkd.in/dMHv9T8U</text:a><text:span text:style-name="T2"> </text:span><text:span text:style-name="T1">9. Container Orchestration — Kubernetes: * </text:span><text:a xlink:type="simple" xlink:href="https://lnkd.in/duGZwHYX" office:target-frame-name="_blank" xlink:show="new" text:style-name="Internet_20_link" text:visited-style-name="Visited_20_Internet_20_Link">https://lnkd.in/duGZwHYX</text:a><text:span text:style-name="T2"> </text:span><text:span text:style-name="T1">10. Monitoring: * </text:span><text:a xlink:type="simple" xlink:href="https://lnkd.in/dpXhmVqs" office:target-frame-name="_blank" xlink:show="new" text:style-name="Internet_20_link" text:visited-style-name="Visited_20_Internet_20_Link">https://lnkd.in/dpXhmVqs</text:a><text:span text:style-name="T2"> </text:span><text:span text:style-name="T1">* </text:span><text:a xlink:type="simple" xlink:href="https://lnkd.in/dStQbpRX" office:target-frame-name="_blank" xlink:show="new" text:style-name="Internet_20_link" text:visited-style-name="Visited_20_Internet_20_Link">https://lnkd.in/dStQbpRX</text:a><text:span text:style-name="T2"> </text:span><text:span text:style-name="T1">* </text:span><text:a xlink:type="simple" xlink:href="https://lnkd.in/de4H5QVz" office:target-frame-name="_blank" xlink:show="new" text:style-name="Internet_20_link" text:visited-style-name="Visited_20_Internet_20_Link">https://lnkd.in/de4H5QVz</text:a><text:span text:style-name="T2"> </text:span><text:span text:style-name="T1">* </text:span><text:a xlink:type="simple" xlink:href="https://lnkd.in/dEtTSsbB" office:target-frame-name="_blank" xlink:show="new" text:style-name="Internet_20_link" text:visited-style-name="Visited_20_Internet_20_Link">https://lnkd.in/dEtTSsbB</text:a><text:span text:style-name="T2"> </text:span><text:span text:style-name="T1">11. Infrastructure Provisioning &amp; Configuration Management (IaC): Terraform, Ansible, Pulumi * </text:span><text:a xlink:type="simple" xlink:href="https://lnkd.in/dvpzNT5M" office:target-frame-name="_blank" xlink:show="new" text:style-name="Internet_20_link" text:visited-style-name="Visited_20_Internet_20_Link">https://lnkd.in/dvpzNT5M</text:a><text:span text:style-name="T2"> </text:span><text:span text:style-name="T1">* </text:span><text:a xlink:type="simple" xlink:href="https://lnkd.in/dNugwtVW" office:target-frame-name="_blank" xlink:show="new" text:style-name="Internet_20_link" text:visited-style-name="Visited_20_Internet_20_Link">https://lnkd.in/dNugwtVW</text:a><text:span text:style-name="T2"> </text:span><text:span text:style-name="T1">* </text:span><text:a xlink:type="simple" xlink:href="https://lnkd.in/dn5m2NKQ" office:target-frame-name="_blank" xlink:show="new" text:style-name="Internet_20_link" text:visited-style-name="Visited_20_Internet_20_Link">https://lnkd.in/dn5m2NKQ</text:a><text:span text:style-name="T2"> </text:span><text:span text:style-name="T1">* </text:span><text:a xlink:type="simple" xlink:href="https://lnkd.in/dhknHJXp" office:target-frame-name="_blank" xlink:show="new" text:style-name="Internet_20_link" text:visited-style-name="Visited_20_Internet_20_Link">https://lnkd.in/dhknHJXp</text:a><text:span text:style-name="T2"> </text:span><text:span text:style-name="T1">* </text:span><text:a xlink:type="simple" xlink:href="https://lnkd.in/ddNxd8vU" office:target-frame-name="_blank" xlink:show="new" text:style-name="Internet_20_link" text:visited-style-name="Visited_20_Internet_20_Link">https://lnkd.in/ddNxd8vU</text:a><text:span text:style-name="T2"> </text:span><text:span text:style-name="T1">12.  CI/CD Tools: Jenkins, GitHub Actions, GitLab CI, Travis CI, AWS CodePipeline + AWS CodeBuild, Azure DevOps, etc * </text:span><text:a xlink:type="simple" xlink:href="https://lnkd.in/dTmSXNzv" office:target-frame-name="_blank" xlink:show="new" text:style-name="Internet_20_link" text:visited-style-name="Visited_20_Internet_20_Link">https://lnkd.in/dTmSXNzv</text:a><text:span text:style-name="T2"> </text:span><text:span text:style-name="T1">* </text:span><text:a xlink:type="simple" xlink:href="https://lnkd.in/dAnxpVTe" office:target-frame-name="_blank" xlink:show="new" text:style-name="Internet_20_link" text:visited-style-name="Visited_20_Internet_20_Link">https://lnkd.in/dAnxpVTe</text:a><text:span text:style-name="T2"> </text:span><text:span text:style-name="T1">* </text:span><text:a xlink:type="simple" xlink:href="https://lnkd.in/daMFG3Hq" office:target-frame-name="_blank" xlink:show="new" text:style-name="Internet_20_link" text:visited-style-name="Visited_20_Internet_20_Link">https://lnkd.in/daMFG3Hq</text:a><text:span text:style-name="T2"> </text:span><text:span text:style-name="T1">* </text:span><text:a xlink:type="simple" xlink:href="https://lnkd.in/dqf-zzrx" office:target-frame-name="_blank" xlink:show="new" text:style-name="Internet_20_link" text:visited-style-name="Visited_20_Internet_20_Link">https://lnkd.in/dqf-zzrx</text:a><text:span text:style-name="T2"> </text:span><text:span text:style-name="T1">* </text:span><text:a xlink:type="simple" xlink:href="https://lnkd.in/diWP7Tm7" office:target-frame-name="_blank" xlink:show="new" text:style-name="Internet_20_link" text:visited-style-name="Visited_20_Internet_20_Link">https://lnkd.in/diWP7Tm7</text:a><text:span text:style-name="T2"> </text:span><text:span text:style-name="T1">* </text:span><text:a xlink:type="simple" xlink:href="https://lnkd.in/dYDCSiiC" office:target-frame-name="_blank" xlink:show="new" text:style-name="Internet_20_link" text:visited-style-name="Visited_20_Internet_20_Link">https://lnkd.in/dYDCSiiC</text:a><text:span text:style-name="T2"> </text:span><text:span text:style-name="T1">13. AWS: * </text:span><text:a xlink:type="simple" xlink:href="https://lnkd.in/dmi-TMv9" office:target-frame-name="_blank" xlink:show="new" text:style-name="Internet_20_link" text:visited-style-name="Visited_20_Internet_20_Link">https://lnkd.in/dmi-TMv9</text:a><text:span text:style-name="T2"> </text:span><text:span text:style-name="T1">* </text:span><text:a xlink:type="simple" xlink:href="https://lnkd.in/de3-dAB6" office:target-frame-name="_blank" xlink:show="new" text:style-name="Internet_20_link" text:visited-style-name="Visited_20_Internet_20_Link">https://lnkd.in/de3-dAB6</text:a><text:span text:style-name="T2"> </text:span><text:span text:style-name="T1">* </text:span><text:a xlink:type="simple" xlink:href="https://lnkd.in/dh2zXZAB" office:target-frame-name="_blank" xlink:show="new" text:style-name="Internet_20_link" text:visited-style-name="Visited_20_Internet_20_Link">https://lnkd.in/dh2zXZAB</text:a><text:span text:style-name="T2"> </text:span><text:span text:style-name="T1">* </text:span><text:a xlink:type="simple" xlink:href="https://lnkd.in/dQMyCBWy" office:target-frame-name="_blank" xlink:show="new" text:style-name="Internet_20_link" text:visited-style-name="Visited_20_Internet_20_Link">https://lnkd.in/dQMyCBWy</text:a><text:span text:style-name="T2"> </text:span><text:span text:style-name="T1">14. Learn how to SSH SSH using mobaxterm: * </text:span><text:a xlink:type="simple" xlink:href="https://lnkd.in/gx-T_FU8" office:target-frame-name="_blank" xlink:show="new" text:style-name="Internet_20_link" text:visited-style-name="Visited_20_Internet_20_Link">https://lnkd.in/gx-T_FU8</text:a><text:span text:style-name="T2"> </text:span><text:span text:style-name="T1">15. SSH using Putty :  * </text:span><text:a xlink:type="simple" xlink:href="https://lnkd.in/gGgW7Ns9" office:target-frame-name="_blank" xlink:show="new" text:style-name="Internet_20_link" text:visited-style-name="Visited_20_Internet_20_Link">https://lnkd.in/gGgW7Ns9</text:a><text:span text:style-name="T2"> </text:span><text:span text:style-name="T1">Best Websites to learn Devops: </text:span><text:a xlink:type="simple" xlink:href="https://kodekloud.com/" office:target-frame-name="_blank" xlink:show="new" text:style-name="Internet_20_link" text:visited-style-name="Visited_20_Internet_20_Link">https://kodekloud.com</text:a><text:span text:style-name="T2"> </text:span><text:a xlink:type="simple" xlink:href="https://acloudguru.com/" office:target-frame-name="_blank" xlink:show="new" text:style-name="Internet_20_link" text:visited-style-name="Visited_20_Internet_20_Link">https://acloudguru.com</text:a><text:span text:style-name="T2"> </text:span><text:a xlink:type="simple" xlink:href="https://www.katacoda.com/" office:target-frame-name="_blank" xlink:show="new" text:style-name="Internet_20_link" text:visited-style-name="Visited_20_Internet_20_Link">https://www.katacoda.com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5T16:04:45.225000000</meta:creation-date>
    <dc:date>2022-08-25T16:05:33.429000000</dc:date>
    <meta:editing-duration>PT48S</meta:editing-duration>
    <meta:editing-cycles>1</meta:editing-cycles>
    <meta:document-statistic meta:table-count="0" meta:image-count="0" meta:object-count="0" meta:page-count="3" meta:paragraph-count="63" meta:word-count="357" meta:character-count="3540" meta:non-whitespace-character-count="3233"/>
    <meta:generator>LibreOffice/7.3.2.2$Windows_X86_64 LibreOffice_project/49f2b1bff42cfccbd8f788c8dc32c1c309559be0</meta:generator>
  </office:meta>
</office:document-meta>
</file>